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6" office:value-type="float" office:value="440" calcext:value-type="float">
            <text:p>44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40" calcext:value-type="float">
            <text:p>440,00</text:p>
          </table:table-cell>
          <table:table-cell table:style-name="ce27" office:value-type="date" office:date-value="2026-02-10" calcext:value-type="date">
            <text:p>10/02/2026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2" office:value-type="string" calcext:value-type="string">
            <text:p>Mens. 02/2026 (A.C.)</text:p>
          </table:table-cell>
          <table:table-cell table:style-name="ce36" office:value-type="float" office:value="440" calcext:value-type="float">
            <text:p>44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9]-[.F9]" office:value-type="float" office:value="440" calcext:value-type="float">
            <text:p>44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9])" office:value-type="float" office:value="440" calcext:value-type="float">
            <text:p>44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3.318369276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3.3211735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3.604455606</dc:date>
    <meta:print-date>2019-11-26T09:35:59.125000000</meta:print-date>
    <dc:language>pt-PT</dc:language>
    <meta:editing-cycles>489</meta:editing-cycles>
    <meta:editing-duration>PT14H39M29S</meta:editing-duration>
    <meta:document-statistic meta:table-count="1" meta:cell-count="68" meta:object-count="0"/>
    <meta:user-defined meta:name="Info 0"/>
    <meta:user-defined meta:name="Info 1"/>
    <meta:user-defined meta:name="Info 2"/>
    <meta:user-defined meta:name="Info 3"/>
  </office:meta>
</office:document-meta>
</file>